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ndomPlayer" table:style-name="ta1">
        <table:shapes>
          <draw:frame draw:z-index="0" draw:style-name="gr1" draw:text-style-name="P1" svg:width="160mm" svg:height="90.04mm" svg:x="127.38mm" svg:y="5.05mm">
            <loext:p draw:notify-on-update-of-ranges="RandomPlayer.A3:RandomPlayer.A3 RandomPlayer.A4:RandomPlayer.A1003 RandomPlayer.C3:RandomPlayer.C3 RandomPlayer.C4:RandomPlayer.C1003 RandomPlayer.B3:RandomPlayer.B3 RandomPlayer.B4:RandomPlayer.B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3.54mm" svg:height="90.05mm" svg:x="114.57mm" svg:y="111.29mm">
            <loext:p draw:notify-on-update-of-ranges="RandomPlayer.A4:RandomPlayer.A4 RandomPlayer.A5:RandomPlayer.A231 RandomPlayer.D4:RandomPlayer.D4 RandomPlayer.D5:RandomPlayer.D2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iederlage</text:p>
          </table:table-cell>
          <table:table-cell office:value-type="string" calcext:value-type="string">
            <text:p>Zü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1" calcext:value-type="float">
            <text:p>5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2" calcext:value-type="float">
            <text:p>5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1" calcext:value-type="float">
            <text:p>58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2" calcext:value-type="float">
            <text:p>6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67" calcext:value-type="float">
            <text:p>6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9" calcext:value-type="float">
            <text:p>7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12" calcext:value-type="float">
            <text:p>7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21" calcext:value-type="float">
            <text:p>7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24" calcext:value-type="float">
            <text:p>7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25" calcext:value-type="float">
            <text:p>7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31" calcext:value-type="float">
            <text:p>7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66" calcext:value-type="float">
            <text:p>7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6" calcext:value-type="float">
            <text:p>79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01" calcext:value-type="float">
            <text:p>8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7" calcext:value-type="float">
            <text:p>8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18" calcext:value-type="float">
            <text:p>8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1" calcext:value-type="float">
            <text:p>8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22" calcext:value-type="float">
            <text:p>8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23" calcext:value-type="float">
            <text:p>8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24" calcext:value-type="float">
            <text:p>8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27" calcext:value-type="float">
            <text:p>8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30" calcext:value-type="float">
            <text:p>8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33" calcext:value-type="float">
            <text:p>8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4" calcext:value-type="float">
            <text:p>8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36" calcext:value-type="float">
            <text:p>8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37" calcext:value-type="float">
            <text:p>8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38" calcext:value-type="float">
            <text:p>8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40" calcext:value-type="float">
            <text:p>8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42" calcext:value-type="float">
            <text:p>8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43" calcext:value-type="float">
            <text:p>8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4" calcext:value-type="float">
            <text:p>8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46" calcext:value-type="float">
            <text:p>8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51" calcext:value-type="float">
            <text:p>8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6" calcext:value-type="float">
            <text:p>8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59" calcext:value-type="float">
            <text:p>85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63" calcext:value-type="float">
            <text:p>8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64" calcext:value-type="float">
            <text:p>8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65" calcext:value-type="float">
            <text:p>86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66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67" calcext:value-type="float">
            <text:p>8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68" calcext:value-type="float">
            <text:p>8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70" calcext:value-type="float">
            <text:p>8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71" calcext:value-type="float">
            <text:p>8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78" calcext:value-type="float">
            <text:p>8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79" calcext:value-type="float">
            <text:p>8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83" calcext:value-type="float">
            <text:p>8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85" calcext:value-type="float">
            <text:p>88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86" calcext:value-type="float">
            <text:p>8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87" calcext:value-type="float">
            <text:p>8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9" calcext:value-type="float">
            <text:p>8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91" calcext:value-type="float">
            <text:p>8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92" calcext:value-type="float">
            <text:p>8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93" calcext:value-type="float">
            <text:p>8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98" calcext:value-type="float">
            <text:p>8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99" calcext:value-type="float">
            <text:p>8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07" calcext:value-type="float">
            <text:p>90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08" calcext:value-type="float">
            <text:p>9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09" calcext:value-type="float">
            <text:p>90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14" calcext:value-type="float">
            <text:p>9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15" calcext:value-type="float">
            <text:p>9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16" calcext:value-type="float">
            <text:p>9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17" calcext:value-type="float">
            <text:p>9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22" calcext:value-type="float">
            <text:p>9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24" calcext:value-type="float">
            <text:p>9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29" calcext:value-type="float">
            <text:p>9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5" calcext:value-type="float">
            <text:p>9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7" calcext:value-type="float">
            <text:p>9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9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52" calcext:value-type="float">
            <text:p>95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56" calcext:value-type="float">
            <text:p>9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59" calcext:value-type="float">
            <text:p>9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65" calcext:value-type="float">
            <text:p>96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67" calcext:value-type="float">
            <text:p>96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69" calcext:value-type="float">
            <text:p>96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70" calcext:value-type="float">
            <text:p>9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71" calcext:value-type="float">
            <text:p>97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79" calcext:value-type="float">
            <text:p>9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81" calcext:value-type="float">
            <text:p>98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82" calcext:value-type="float">
            <text:p>98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martPlay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iederlage</text:p>
          </table:table-cell>
          <table:table-cell office:value-type="string" calcext:value-type="string">
            <text:p>Zü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07:32.862000000</meta:creation-date>
    <dc:date>2017-11-05T20:59:13.224000000</dc:date>
    <meta:editing-duration>PT1M48S</meta:editing-duration>
    <meta:editing-cycles>1</meta:editing-cycles>
    <meta:document-statistic meta:table-count="2" meta:cell-count="4008" meta:object-count="2"/>
    <meta:generator>LibreOffice/5.2.4.2$Windows_X86_64 LibreOffice_project/3d5603e1122f0f102b62521720ab13a38a4e0eb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area" chart:column-mapping="1 0" chart:style-name="ch1">
        <chart:title svg:x="5.681cm" svg:y="0.316cm" chart:style-name="ch2">
          <text:p>Learning Performance </text:p>
        </chart:title>
        <chart:legend chart:legend-position="end" svg:x="13.632cm" svg:y="3.954cm" style:legend-expansion="high" chart:style-name="ch3"/>
        <chart:plot-area chart:style-name="ch4" table:cell-range-address="RandomPlayer.A3:RandomPlayer.C1003" chart:data-source-has-labels="both" svg:x="0.32cm" svg:y="1.275cm" svg:width="12.992cm" svg:height="7.55cm">
          <chartooo:coordinate-region svg:x="1.312cm" svg:y="1.275cm" svg:width="12cm" svg:height="6.427cm"/>
          <chart:axis chart:dimension="x" chart:name="primary-x" chart:style-name="ch5" chartooo:axis-type="auto">
            <chartooo:date-scale/>
            <chart:categories table:cell-range-address="RandomPlayer.A4:RandomPlayer.A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Player.C4:RandomPlayer.C1003" chart:label-cell-address="RandomPlayer.C3:RandomPlayer.C3" chart:class="chart:area">
            <chart:data-point chart:repeated="1000"/>
          </chart:series>
          <chart:series chart:style-name="ch8" chart:values-cell-range-address="RandomPlayer.B4:RandomPlayer.B1003" chart:label-cell-address="RandomPlayer.B3:RandomPlayer.B3" chart:class="chart:area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ederlage</text:p>
                <draw:g>
                  <svg:desc>RandomPlayer.C3:RandomPlayer.C3</svg:desc>
                </draw:g>
              </table:table-cell>
              <table:table-cell office:value-type="string">
                <text:p>Siege</text:p>
                <draw:g>
                  <svg:desc>RandomPlayer.B3:RandomPlayer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andomPlayer.A4:RandomPlayer.A1003</svg:desc>
                </draw:g>
              </table:table-cell>
              <table:table-cell office:value-type="float" office:value="0">
                <text:p>0</text:p>
                <draw:g>
                  <svg:desc>RandomPlayer.C4:RandomPlayer.C1003</svg:desc>
                </draw:g>
              </table:table-cell>
              <table:table-cell office:value-type="float" office:value="1">
                <text:p>1</text:p>
                <draw:g>
                  <svg:desc>RandomPlayer.B4:RandomPlayer.B10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3">
                <text:p>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">
                <text:p>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">
                <text:p>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5">
                <text:p>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5">
                <text:p>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5">
                <text:p>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5">
                <text:p>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5">
                <text:p>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">
                <text:p>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5">
                <text:p>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5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">
                <text:p>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">
                <text:p>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5">
                <text:p>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">
                <text:p>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">
                <text:p>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">
                <text:p>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6">
                <text:p>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">
                <text:p>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">
                <text:p>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">
                <text:p>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6">
                <text:p>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">
                <text:p>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6">
                <text:p>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">
                <text:p>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6">
                <text:p>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6">
                <text:p>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6">
                <text:p>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">
                <text:p>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6">
                <text:p>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">
                <text:p>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">
                <text:p>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6">
                <text:p>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">
                <text:p>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">
                <text:p>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6">
                <text:p>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6">
                <text:p>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">
                <text:p>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">
                <text:p>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">
                <text:p>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">
                <text:p>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">
                <text:p>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">
                <text:p>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">
                <text:p>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">
                <text:p>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">
                <text:p>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">
                <text:p>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">
                <text:p>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">
                <text:p>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">
                <text:p>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6">
                <text:p>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">
                <text:p>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6">
                <text:p>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">
                <text:p>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">
                <text:p>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6">
                <text:p>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6">
                <text:p>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6">
                <text:p>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6">
                <text:p>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6">
                <text:p>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">
                <text:p>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6">
                <text:p>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6">
                <text:p>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">
                <text:p>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">
                <text:p>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">
                <text:p>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">
                <text:p>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">
                <text:p>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">
                <text:p>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6">
                <text:p>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6">
                <text:p>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6">
                <text:p>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6">
                <text:p>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6">
                <text:p>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6">
                <text:p>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">
                <text:p>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">
                <text:p>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6">
                <text:p>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6">
                <text:p>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">
                <text:p>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6">
                <text:p>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6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6">
                <text:p>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">
                <text:p>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6">
                <text:p>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6">
                <text:p>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">
                <text:p>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">
                <text:p>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6">
                <text:p>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6">
                <text:p>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">
                <text:p>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6">
                <text:p>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6">
                <text:p>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">
                <text:p>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6">
                <text:p>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">
                <text:p>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6">
                <text:p>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6">
                <text:p>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">
                <text:p>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">
                <text:p>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6">
                <text:p>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">
                <text:p>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6">
                <text:p>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6">
                <text:p>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6">
                <text:p>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6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">
                <text:p>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6">
                <text:p>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">
                <text:p>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">
                <text:p>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6">
                <text:p>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6">
                <text:p>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6">
                <text:p>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">
                <text:p>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">
                <text:p>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6">
                <text:p>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6">
                <text:p>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6">
                <text:p>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6">
                <text:p>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6">
                <text:p>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6">
                <text:p>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6">
                <text:p>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6">
                <text:p>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6">
                <text:p>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6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6">
                <text:p>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6">
                <text:p>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6">
                <text:p>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6">
                <text:p>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6">
                <text:p>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6">
                <text:p>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6">
                <text:p>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6">
                <text:p>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6">
                <text:p>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6">
                <text:p>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6">
                <text:p>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6">
                <text:p>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6">
                <text:p>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6">
                <text:p>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6">
                <text:p>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">
                <text:p>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6">
                <text:p>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">
                <text:p>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6">
                <text:p>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6">
                <text:p>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6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6">
                <text:p>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">
                <text:p>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6">
                <text:p>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6">
                <text:p>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6">
                <text:p>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">
                <text:p>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6">
                <text:p>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6">
                <text:p>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6">
                <text:p>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6">
                <text:p>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6">
                <text:p>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6">
                <text:p>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">
                <text:p>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6">
                <text:p>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">
                <text:p>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6">
                <text:p>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6">
                <text:p>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6">
                <text:p>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">
                <text:p>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">
                <text:p>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7">
                <text:p>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7">
                <text:p>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7">
                <text:p>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7">
                <text:p>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7">
                <text:p>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7">
                <text:p>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7">
                <text:p>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7">
                <text:p>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7">
                <text:p>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7">
                <text:p>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7">
                <text:p>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7">
                <text:p>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7">
                <text:p>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7">
                <text:p>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">
                <text:p>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7">
                <text:p>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7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7">
                <text:p>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7">
                <text:p>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7">
                <text:p>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7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7">
                <text:p>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7">
                <text:p>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7">
                <text:p>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">
                <text:p>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7">
                <text:p>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7">
                <text:p>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7">
                <text:p>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7">
                <text:p>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7">
                <text:p>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7">
                <text:p>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7">
                <text:p>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7">
                <text:p>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7">
                <text:p>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7">
                <text:p>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7">
                <text:p>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7">
                <text:p>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7">
                <text:p>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7">
                <text:p>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7">
                <text:p>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7">
                <text:p>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">
                <text:p>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7">
                <text:p>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7">
                <text:p>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7">
                <text:p>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7">
                <text:p>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7">
                <text:p>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7">
                <text:p>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7">
                <text:p>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7">
                <text:p>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7">
                <text:p>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7">
                <text:p>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7">
                <text:p>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7">
                <text:p>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7">
                <text:p>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7">
                <text:p>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7">
                <text:p>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7">
                <text:p>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7">
                <text:p>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7">
                <text:p>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">
                <text:p>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7">
                <text:p>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7">
                <text:p>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7">
                <text:p>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7">
                <text:p>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7">
                <text:p>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7">
                <text:p>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7">
                <text:p>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7">
                <text:p>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7">
                <text:p>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7">
                <text:p>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7">
                <text:p>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7">
                <text:p>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7">
                <text:p>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7">
                <text:p>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7">
                <text:p>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7">
                <text:p>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7">
                <text:p>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7">
                <text:p>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7">
                <text:p>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7">
                <text:p>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7">
                <text:p>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7">
                <text:p>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">
                <text:p>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7">
                <text:p>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7">
                <text:p>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7">
                <text:p>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7">
                <text:p>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7">
                <text:p>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7">
                <text:p>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7">
                <text:p>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7">
                <text:p>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7">
                <text:p>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7">
                <text:p>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7">
                <text:p>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7">
                <text:p>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7">
                <text:p>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7">
                <text:p>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">
                <text:p>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7">
                <text:p>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7">
                <text:p>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7">
                <text:p>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7">
                <text:p>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7">
                <text:p>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7">
                <text:p>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7">
                <text:p>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7">
                <text:p>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7">
                <text:p>7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">
                <text:p>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7">
                <text:p>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7">
                <text:p>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7">
                <text:p>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7">
                <text:p>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7">
                <text:p>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7">
                <text:p>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8">
                <text:p>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8">
                <text:p>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8">
                <text:p>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8">
                <text:p>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">
                <text:p>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8">
                <text:p>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8">
                <text:p>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8">
                <text:p>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8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8">
                <text:p>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">
                <text:p>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8">
                <text:p>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8">
                <text:p>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8">
                <text:p>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8">
                <text:p>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8">
                <text:p>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8">
                <text:p>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">
                <text:p>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8">
                <text:p>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8">
                <text:p>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8">
                <text:p>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8">
                <text:p>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">
                <text:p>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9">
                <text:p>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9">
                <text:p>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9">
                <text:p>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">
                <text:p>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9">
                <text:p>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9">
                <text:p>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9">
                <text:p>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9">
                <text:p>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9">
                <text:p>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9">
                <text:p>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9">
                <text:p>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9">
                <text:p>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9">
                <text:p>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">
                <text:p>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9">
                <text:p>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9">
                <text:p>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9">
                <text:p>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9">
                <text:p>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9">
                <text:p>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9">
                <text:p>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9">
                <text:p>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9">
                <text:p>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">
                <text:p>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9">
                <text:p>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9">
                <text:p>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9">
                <text:p>9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9">
                <text:p>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9">
                <text:p>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9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9">
                <text:p>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9">
                <text:p>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">
                <text:p>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9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9">
                <text:p>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9">
                <text:p>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9">
                <text:p>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9">
                <text:p>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9">
                <text:p>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9">
                <text:p>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9">
                <text:p>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9">
                <text:p>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9">
                <text:p>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9">
                <text:p>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">
                <text:p>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9">
                <text:p>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9">
                <text:p>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">
                <text:p>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9">
                <text:p>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9">
                <text:p>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9">
                <text:p>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9">
                <text:p>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9">
                <text:p>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9">
                <text:p>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9">
                <text:p>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">
                <text:p>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9">
                <text:p>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9">
                <text:p>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9">
                <text:p>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9">
                <text:p>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9">
                <text:p>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9">
                <text:p>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9">
                <text:p>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9">
                <text:p>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">
                <text:p>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9">
                <text:p>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9">
                <text:p>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9">
                <text:p>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9">
                <text:p>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9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9">
                <text:p>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9">
                <text:p>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9">
                <text:p>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">
                <text:p>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9">
                <text:p>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0">
                <text:p>1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0">
                <text:p>1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0">
                <text:p>1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0">
                <text:p>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0">
                <text:p>1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">
                <text:p>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">
                <text:p>1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1">
                <text:p>1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1">
                <text:p>1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1">
                <text:p>1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1">
                <text:p>1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1">
                <text:p>1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1">
                <text:p>1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1">
                <text:p>1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1">
                <text:p>1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1">
                <text:p>1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1">
                <text:p>1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1">
                <text:p>1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1">
                <text:p>1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1">
                <text:p>1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1">
                <text:p>1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1">
                <text:p>1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1">
                <text:p>1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1">
                <text:p>1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1">
                <text:p>1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1">
                <text:p>1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1">
                <text:p>1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1">
                <text:p>11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1">
                <text:p>1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1">
                <text:p>1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1">
                <text:p>1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1">
                <text:p>1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1">
                <text:p>1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1">
                <text:p>1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1">
                <text:p>1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">
                <text:p>1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1">
                <text:p>1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1">
                <text:p>1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">
                <text:p>1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1">
                <text:p>1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1">
                <text:p>1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1">
                <text:p>1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1">
                <text:p>1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1">
                <text:p>1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1">
                <text:p>1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1">
                <text:p>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1">
                <text:p>1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">
                <text:p>1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1">
                <text:p>1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1">
                <text:p>1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1">
                <text:p>1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1">
                <text:p>1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1">
                <text:p>1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1">
                <text:p>1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1">
                <text:p>1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1">
                <text:p>1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1">
                <text:p>1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1">
                <text:p>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1">
                <text:p>1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1">
                <text:p>1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1">
                <text:p>1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1">
                <text:p>1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1">
                <text:p>1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1">
                <text:p>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1">
                <text:p>1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1">
                <text:p>1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1">
                <text:p>11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1">
                <text:p>1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">
                <text:p>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1">
                <text:p>1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1">
                <text:p>1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1">
                <text:p>1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1">
                <text:p>1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1">
                <text:p>1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1">
                <text:p>1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1">
                <text:p>1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1">
                <text:p>1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1">
                <text:p>1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">
                <text:p>1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1">
                <text:p>1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">
                <text:p>1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1">
                <text:p>1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1">
                <text:p>1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1">
                <text:p>1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1">
                <text:p>11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1">
                <text:p>1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1">
                <text:p>1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1">
                <text:p>1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1">
                <text:p>1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1">
                <text:p>1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1">
                <text:p>1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1">
                <text:p>1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1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1">
                <text:p>1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1">
                <text:p>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">
                <text:p>11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1">
                <text:p>1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1">
                <text:p>1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1">
                <text:p>1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1">
                <text:p>1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1">
                <text:p>1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1">
                <text:p>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1">
                <text:p>1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1">
                <text:p>1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1">
                <text:p>1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1">
                <text:p>1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">
                <text:p>1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">
                <text:p>1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1">
                <text:p>1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2">
                <text:p>1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2">
                <text:p>1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2">
                <text:p>1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2">
                <text:p>1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2">
                <text:p>1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2">
                <text:p>1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2">
                <text:p>1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2">
                <text:p>1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2">
                <text:p>1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2">
                <text:p>1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2">
                <text:p>1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2">
                <text:p>1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2">
                <text:p>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2">
                <text:p>1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2">
                <text:p>1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2">
                <text:p>1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2">
                <text:p>1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">
                <text:p>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2">
                <text:p>1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2">
                <text:p>1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2">
                <text:p>1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2">
                <text:p>1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2">
                <text:p>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2">
                <text:p>1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2">
                <text:p>1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2">
                <text:p>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2">
                <text:p>1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2">
                <text:p>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2">
                <text:p>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2">
                <text:p>1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2">
                <text:p>1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">
                <text:p>1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2">
                <text:p>1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2">
                <text:p>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2">
                <text:p>1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2">
                <text:p>1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2">
                <text:p>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2">
                <text:p>1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2">
                <text:p>1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2">
                <text:p>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2">
                <text:p>1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2">
                <text:p>1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2">
                <text:p>1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2">
                <text:p>1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2">
                <text:p>1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2">
                <text:p>1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2">
                <text:p>1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2">
                <text:p>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2">
                <text:p>1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2">
                <text:p>1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">
                <text:p>1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2">
                <text:p>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2">
                <text:p>1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2">
                <text:p>1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355cm" svg:height="9.006cm" xlink:href=".." xlink:type="simple" chart:class="chart:line" chart:style-name="ch1">
        <chart:title svg:x="13.136cm" svg:y="0.316cm" chart:style-name="ch2">
          <text:p>Performance (Züge)</text:p>
        </chart:title>
        <chart:legend chart:legend-position="end" svg:x="28.826cm" svg:y="4.204cm" style:legend-expansion="high" chart:style-name="ch3"/>
        <chart:plot-area chart:style-name="ch4" table:cell-range-address="RandomPlayer.A4:RandomPlayer.A231 RandomPlayer.D4:RandomPlayer.D231" chart:data-source-has-labels="both" svg:x="0.607cm" svg:y="1.275cm" svg:width="27.612cm" svg:height="7.551cm">
          <chartooo:coordinate-region svg:x="1.228cm" svg:y="1.396cm" svg:width="26.97cm" svg:height="6.428cm"/>
          <chart:axis chart:dimension="x" chart:name="primary-x" chart:style-name="ch5" chartooo:axis-type="auto">
            <chartooo:date-scale/>
            <chart:categories table:cell-range-address="RandomPlayer.A5:RandomPlayer.A2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Player.D5:RandomPlayer.D231" chart:label-cell-address="RandomPlayer.D4:RandomPlayer.D4" chart:class="chart:line">
            <chart:data-point chart:repeated="2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RandomPlayer.D4:RandomPlayer.D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andomPlayer.A5:RandomPlayer.A231</svg:desc>
                </draw:g>
              </table:table-cell>
              <table:table-cell office:value-type="float" office:value="8">
                <text:p>8</text:p>
                <draw:g>
                  <svg:desc>RandomPlayer.D5:RandomPlayer.D23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